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.5pt" fo:letter-spacing="0.028in" fo:background-color="transparent" style:font-size-asian="11.5pt" style:font-size-complex="11.5pt"/>
    </style:style>
    <style:style style:name="P2" style:family="paragraph" style:parent-style-name="Standard">
      <style:paragraph-properties fo:text-align="center" style:justify-single-word="false"/>
      <style:text-properties fo:font-size="11.5pt" fo:letter-spacing="0.028in" fo:background-color="transparent" style:font-size-asian="11.5p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____SENSITIVITY____</text:p>
      <text:p text:style-name="P1">____MAX.____</text:p>
      <text:p text:style-name="P1">____+____</text:p>
      <text:p text:style-name="P1">____-____<text:line-break/>____MIN.____</text:p>
      <text:p text:style-name="P1"/>
      <text:p text:style-name="P1">____INPUT____</text:p>
      <text:p text:style-name="P1"/>
      <text:p text:style-name="P1">____POLARITY____</text:p>
      <text:p text:style-name="P1">____-____</text:p>
      <text:p text:style-name="P1">____+____</text:p>
      <text:p text:style-name="P1"/>
      <text:p text:style-name="P1">____BPM____</text:p>
      <text:p text:style-name="P1"/>
      <text:p text:style-name="P1">____PULSE____</text:p>
      <text:p text:style-name="P1"/>
      <text:p text:style-name="P1">____MIN.____<text:line-break/>____RUN____</text:p>
      <text:p text:style-name="P1">____MAX.____</text:p>
      <text:p text:style-name="P1"/>
      <text:p text:style-name="P1">____ALARM____</text:p>
      <text:p text:style-name="P1">____0/1____</text:p>
      <text:p text:style-name="P1">____0____</text:p>
      <text:p text:style-name="P1">____1____</text:p>
      <text:p text:style-name="P1"/>
      <text:p text:style-name="P1">____-____</text:p>
      <text:p text:style-name="P1">____+____</text:p>
      <text:p text:style-name="P1">____MAX.____</text:p>
      <text:p text:style-name="P1">____MIN.____</text:p>
      <text:p text:style-name="P1"/>
      <text:p text:style-name="P1">____-____</text:p>
      <text:p text:style-name="P1">____+____</text:p>
      <text:p text:style-name="P1">____MAX.____</text:p>
      <text:p text:style-name="P1">____MIN.____</text:p>
      <text:p text:style-name="P1"/>
      <text:p text:style-name="P1">____STATUS____</text:p>
      <text:p text:style-name="P1">____MAX.____</text:p>
      <text:p text:style-name="P1">____SAFE____</text:p>
      <text:p text:style-name="P1">____OK____</text:p>
      <text:p text:style-name="P1">____MIN.____</text:p>
      <text:p text:style-name="P1"/>
      <text:p text:style-name="P1">____OUTPUT____</text:p>
      <text:p text:style-name="P1"/>
      <text:p text:style-name="P1">____VOLUME____</text:p>
      <text:p text:style-name="P1">____-____</text:p>
      <text:p text:style-name="P1">____+____</text:p>
      <text:p text:style-name="P1">____MAX.____</text:p>
      <text:p text:style-name="P1">____MIN.____</text:p>
      <text:p text:style-name="P1"/>
      <text:p text:style-name="P1">____EEF, IJS &amp; CFG___</text:p>
      <text:p text:style-name="P1"/>
      <text:p text:style-name="P1">________STATUS_______</text:p>
      <text:p text:style-name="P1">_____REMOTE_____</text:p>
      <text:p text:style-name="P1">_____INDICATORS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8T05:26:30</meta:creation-date>
    <meta:print-date>2010-09-15T11:51:07</meta:print-date>
    <dc:date>2011-09-13T10:58:21</dc:date>
    <meta:editing-duration>PT04H50M26S</meta:editing-duration>
    <meta:editing-cycles>28</meta:editing-cycles>
    <meta:generator>OpenOffice.org/3.2$Unix OpenOffice.org_project/320m12$Build-9483</meta:generator>
    <meta:document-statistic meta:table-count="0" meta:image-count="0" meta:object-count="0" meta:page-count="1" meta:paragraph-count="39" meta:word-count="44" meta:character-count="502"/>
  </office:meta>
</office:document-meta>
</file>